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" style:parent-style-name="Standard" style:family="paragraph">
      <style:paragraph-properties fo:margin-left="-0.0034in" fo:margin-right="0in">
        <style:tab-stops/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6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37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38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9" style:parent-style-name="Standard" style:family="paragraph">
      <style:paragraph-properties fo:margin-left="-0.0034in" fo:margin-right="0in">
        <style:tab-stops/>
      </style:paragraph-properties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41" style:parent-style-name="Standard" style:family="paragraph">
      <style:paragraph-properties fo:margin-left="-0.0034in" fo:margin-right="0in">
        <style:tab-stops/>
      </style:paragraph-properties>
    </style:style>
    <style:style style:name="P42" style:parent-style-name="Standard" style:family="paragraph">
      <style:paragraph-properties fo:margin-left="-0.0034in" fo:margin-right="0in">
        <style:tab-stops/>
      </style:paragraph-properties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5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46" style:parent-style-name="Standard" style:family="paragraph">
      <style:paragraph-properties fo:margin-left="0in" fo:margin-right="0in">
        <style:tab-stops/>
      </style:paragraph-properties>
    </style:style>
    <style:style style:name="T4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5" style:parent-style-name="Standard" style:family="paragraph">
      <style:paragraph-properties fo:margin-left="-0.0034in" fo:margin-right="0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</style:style>
    <style:style style:name="T6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6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6" style:parent-style-name="Standard" style:family="paragraph">
      <style:paragraph-properties fo:margin-left="-0.0034in" fo:margin-right="0in">
        <style:tab-stops/>
      </style:paragraph-properties>
    </style:style>
    <style:style style:name="T6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8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6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7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4" style:parent-style-name="Standard" style:family="paragraph">
      <style:paragraph-properties fo:margin-left="-0.0034in" fo:margin-right="0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7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81" style:parent-style-name="Standard" style:family="paragraph">
      <style:paragraph-properties fo:margin-left="-0.0034in" fo:margin-right="0in">
        <style:tab-stops/>
      </style:paragraph-properties>
    </style:style>
    <style:style style:name="T8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4" style:parent-style-name="Standard" style:family="paragraph">
      <style:paragraph-properties fo:margin-left="-0.0034in" fo:margin-right="0in">
        <style:tab-stops/>
      </style:paragraph-properties>
    </style:style>
    <style:style style:name="T8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6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8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8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8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0" style:parent-style-name="Standard" style:family="paragraph">
      <style:paragraph-properties fo:margin-left="-0.0034in" fo:margin-right="0in">
        <style:tab-stops/>
      </style:paragraph-properties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97" style:parent-style-name="Standard" style:family="paragraph">
      <style:paragraph-properties fo:margin-left="-0.0034in" fo:margin-right="0in">
        <style:tab-stops/>
      </style:paragraph-properties>
    </style:style>
    <style:style style:name="T9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5" style:parent-style-name="Standard" style:family="paragraph">
      <style:paragraph-properties fo:margin-left="-0.0034in" fo:margin-right="0in">
        <style:tab-stops/>
      </style:paragraph-properties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9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1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1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12" style:parent-style-name="Standard" style:family="paragraph">
      <style:paragraph-properties fo:margin-left="-0.0034in" fo:margin-right="0in">
        <style:tab-stops/>
      </style:paragraph-properties>
    </style:style>
    <style:style style:name="T11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1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</style:style>
    <style:style style:name="P121" style:parent-style-name="Standard" style:family="paragraph">
      <style:paragraph-properties fo:margin-left="-0.0034in" fo:margin-right="0in">
        <style:tab-stops/>
      </style:paragraph-properties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2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30" style:parent-style-name="Standard" style:family="paragraph">
      <style:paragraph-properties fo:margin-left="-0.0034in" fo:margin-right="0in">
        <style:tab-stops/>
      </style:paragraph-properties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2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8" style:parent-style-name="Standard" style:family="paragraph">
      <style:paragraph-properties fo:margin-left="0in" fo:margin-right="0in">
        <style:tab-stops/>
      </style:paragraph-properties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4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42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P143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44" style:parent-style-name="Standard" style:family="paragraph">
      <style:paragraph-properties fo:margin-left="-0.0034in" fo:margin-right="0in">
        <style:tab-stops/>
      </style:paragraph-properties>
    </style:style>
    <style:style style:name="T14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6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Lavantien</text:span><text:span text:style-name="T3">, .</text:span><text:span text:style-name="T4">..</text:span><text:span text:style-name="T5">@gmail.com | t.me/.</text:span><text:span text:style-name="T6">..</text:span><text:span text:style-name="T7"><text:s/>| github.com/lavantien</text:span></text:p>
      <text:p text:style-name="P8"/>
      <text:p text:style-name="Standard"><text:span text:style-name="T9">Proficient = [</text:span><text:span text:style-name="T10">Go</text:span><text:span text:style-name="T11">,<text:s/></text:span><text:span text:style-name="T12">Rust</text:span><text:span text:style-name="T13">,<text:s/></text:span><text:span text:style-name="T14">Lua</text:span><text:span text:style-name="T15">,<text:s/></text:span><text:span text:style-name="T16">Java</text:span><text:span text:style-name="T17">,<text:s/></text:span><text:span text:style-name="T18">JavaScript</text:span><text:span text:style-name="T19">,<text:s/></text:span><text:span text:style-name="T20">NextJS</text:span><text:span text:style-name="T21">,<text:s/></text:span><text:span text:style-name="T22">Postgres</text:span><text:span text:style-name="T23">,<text:s/></text:span><text:span text:style-name="T24">Mongo</text:span><text:span text:style-name="T25">,<text:s/></text:span><text:span text:style-name="T26">Docker</text:span><text:span text:style-name="T27">,<text:s/></text:span><text:span text:style-name="T28">REST</text:span><text:span text:style-name="T29">,<text:s/></text:span><text:span text:style-name="T30">GRPC</text:span><text:span text:style-name="T31">,<text:s/></text:span><text:span text:style-name="T32">Linux</text:span><text:span text:style-name="T33">,<text:s/></text:span><text:span text:style-name="T34">Vim</text:span><text:span text:style-name="T35">]</text:span></text:p>
      <text:p text:style-name="P36">Domains = [Healthcare, Logistics, Infrastructure, Commerce, Anthropology]</text:p>
      <text:p text:style-name="P37">Avoidances = [Gambling, Weapon, Beverages, Dating, Media, Property, Advertisement, Web3]</text:p>
      <text:p text:style-name="P38"/>
      <text:p text:style-name="P39"><text:span text:style-name="T40">CAREER.</text:span></text:p>
      <text:p text:style-name="P41"/>
      <text:p text:style-name="P42"><text:span text:style-name="T43">Freelance Developer</text:span><text:span text:style-name="T44">, 11/2022 – Present</text:span><text:span text:style-name="T45">.</text:span></text:p>
      <text:p text:style-name="P46"><text:span text:style-name="T47">* Various Projects and Dotfiles.</text:span></text:p>
      <text:p text:style-name="P48">- Design &amp; develop custom REST APIs, CLI tools, &amp; game servers in Go, Java, &amp; Rust.</text:p>
      <text:p text:style-name="P49">- Create custom prototype web apps in React, NextJS, TailwindCSS, Mongo, &amp; Firebase.</text:p>
      <text:p text:style-name="P50">- Write setup, benchmark, &amp; profile scripts for Linux &amp; optimize Neovim dev environment, &amp; Dotfiles in Lua &amp; Bash.</text:p>
      <text:p text:style-name="P51">- Research &amp; create practical applications of functional programming, concurrency, &amp; parallelism in Go &amp; JavaScript.</text:p>
      <text:p text:style-name="P52">- Research &amp; implement edge computing platforms, distributed systems, &amp; genetic algorithms in C++ &amp; Go.</text:p>
      <text:p text:style-name="P53">- Design &amp; implement libraries for cryptography &amp; embedded systems in C. Compile wikis &amp; documentations.</text:p>
      <text:p text:style-name="P54"/>
      <text:p text:style-name="P55"><text:span text:style-name="T56">Remote Backend Engineer -</text:span><text:span text:style-name="T57"><text:s/></text:span><text:span text:style-name="T58">NTQ Solution</text:span><text:span text:style-name="T59">, 01/2022 – 10/2022</text:span><text:span text:style-name="T60">.</text:span></text:p>
      <text:p text:style-name="P61"><text:span text:style-name="T62">* Project Dropezy &amp; Sayang.</text:span></text:p>
      <text:p text:style-name="P63">- Thoroughly profiling &amp; optimizing services &amp; infrastructures for production releases.</text:p>
      <text:p text:style-name="P64">- Create new &amp; optimize existing MongoDB queries &amp; aggregates; Write unit tests for 90% code coverage.</text:p>
      <text:p text:style-name="P65">- Improve Go code base with more streamlined structure, apply generics &amp; fuzzy tests. Fix Flutter cloud emulator.</text:p>
      <text:p text:style-name="P66"><text:span text:style-name="T67">- Design &amp; implement big data importer in Go</text:span><text:span text:style-name="T68">, Java</text:span><text:span text:style-name="T69"><text:s/>&amp; JavaScript, migrate data from CSVs to Firebase &amp; MongoDB.</text:span></text:p>
      <text:p text:style-name="P70">- Design &amp; write Customer &amp; Fraud Detection GRPC services in Go; optimize performance of Back Office services.</text:p>
      <text:p text:style-name="P71">- Design &amp; write Order &amp; Task GRPC services in Go; integrate REST APIs with shipping vendors’ callbacks in Go.</text:p>
      <text:p text:style-name="P72">- Mentor junior colleagues, define standard documentations, work with cross-functional teams in Figma &amp; GCP.</text:p>
      <text:p text:style-name="P73"/>
      <text:p text:style-name="P74"><text:span text:style-name="T75">Remote Backend Engineer -</text:span><text:span text:style-name="T76"><text:s/></text:span><text:span text:style-name="T77">Monster Pixel</text:span><text:span text:style-name="T78">,<text:s/></text:span><text:span text:style-name="T79">08/2021 – 12/2021</text:span><text:span text:style-name="T80">.</text:span></text:p>
      <text:p text:style-name="P81"><text:span text:style-name="T82">* Project Ackio Mesh.</text:span></text:p>
      <text:p text:style-name="P83">- Design, research, document, write &amp; setup infrastructure for an MVP edge computing embedded system.</text:p>
      <text:p text:style-name="P84"><text:span text:style-name="T85">- Using Go, Java</text:span><text:span text:style-name="T86">,<text:s/></text:span><text:span text:style-name="T87">Python, AWS &amp;</text:span><text:span text:style-name="T88"><text:s/>CNCF</text:span><text:span text:style-name="T89">’s technologies such as EdgeX &amp; Docker Compose.</text:span></text:p>
      <text:p text:style-name="P90"/>
      <text:p text:style-name="P91"><text:span text:style-name="T92">ODC Backend Engineer -</text:span><text:span text:style-name="T93"><text:s/></text:span><text:span text:style-name="T94">FPT Software</text:span><text:span text:style-name="T95">, 07/2020 – 12/2020</text:span><text:span text:style-name="T96">.</text:span></text:p>
      <text:p text:style-name="P97"><text:span text:style-name="T98">* Project ETCC E-470 &amp; Halliburton Baroid.</text:span></text:p>
      <text:p text:style-name="P99">- Pair-programming a Go FTP server, with RabbitMQ, Kafka &amp; MinIO to pre-process data for ML service.</text:p>
      <text:p text:style-name="P100">- Implement &amp; optimize Trip Building &amp; Toll Calculation micro-services in Java 8, Spring Boot, &amp; Kafka.</text:p>
      <text:p text:style-name="P101">- Implement BackOffice UI &amp; logic with CUBA, PostgreSQL, &amp; Kafka.</text:p>
      <text:p text:style-name="P102">- Write extensive unit tests matching ISO standards; Fix GCP Kubernetes deployment scripts.</text:p>
      <text:p text:style-name="P103">- Write Detailed Design Documents &amp; BPMNs.</text:p>
      <text:p text:style-name="P104"/>
      <text:p text:style-name="P105"><text:span text:style-name="T106">Onsite Fullstack Engineer -</text:span><text:span text:style-name="T107"><text:s/></text:span><text:span text:style-name="T108">PALTECH Company Limited</text:span><text:span text:style-name="T109">,<text:s/></text:span><text:span text:style-name="T110">10/2018 – 02/2019 (internship), 02/2019 – 03/2020</text:span><text:span text:style-name="T111">.</text:span></text:p>
      <text:p text:style-name="P112"><text:span text:style-name="T113">* Project FairExchange.</text:span></text:p>
      <text:p text:style-name="P114">- Migrate from legacy JavaEE &amp; Spring MVC to Java 8 &amp; Spring Boot, from AngularJS to Angular with TypeScript.</text:p>
      <text:p text:style-name="P115">- Design &amp; implement end-to-end APIs from database design to frontend in Java 8 &amp; Spring Boot, &amp; Go.</text:p>
      <text:p text:style-name="P116">- Design &amp; write high performance Blackjack &amp; Bullseye Roulette HTML web games.</text:p>
      <text:p text:style-name="P117">- Write Back Office responsive mobile-first frontend in Angular; design &amp; implement its API &amp; db in Spring Boot.</text:p>
      <text:p text:style-name="P118"/>
      <text:p text:style-name="P119">EDUCATION.</text:p>
      <text:p text:style-name="P120"/>
      <text:p text:style-name="P121"><text:span text:style-name="T122">Computer Engineering, BEng -</text:span><text:span text:style-name="T123"><text:s/></text:span><text:span text:style-name="T124">University of Information Technology</text:span><text:span text:style-name="T125">, GPA 7.19, drop final thesis, 2015 – 2019</text:span><text:span text:style-name="T126">.</text:span></text:p>
      <text:p text:style-name="P127"/>
      <text:p text:style-name="P128">ACTIVITY.</text:p>
      <text:p text:style-name="P129"/>
      <text:p text:style-name="P130"><text:span text:style-name="T131">UIT Sumo Robot 2017</text:span><text:span text:style-name="T132">,<text:s/></text:span><text:span text:style-name="T133">1st Place</text:span><text:span text:style-name="T134"><text:s/></text:span><text:span text:style-name="T135">undefeated</text:span><text:span text:style-name="T136"><text:s/></text:span><text:span text:style-name="T137">(team of 3).</text:span></text:p>
      <text:p text:style-name="P138"><text:span text:style-name="T139">Regional ACM-ICPC 2016</text:span><text:span text:style-name="T140">,</text:span><text:span text:style-name="T141"><text:s/></text:span><text:span text:style-name="T142">participant (team of 3).</text:span></text:p>
      <text:p text:style-name="P143"/>
      <text:p text:style-name="P144"><text:span text:style-name="T145">Anthropology, History, Biology, Astronomy, Chess</text:span><text:span text:style-name="T146">, Football, Swimming</text:span><text:span text:style-name="T14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4-01-25T09:49:00Z</dc:date>
    <meta:print-date>2023-07-13T14:53:00Z</meta:print-date>
    <meta:template xlink:href="Normal.dotm" xlink:type="simple"/>
    <meta:editing-cycles>249</meta:editing-cycles>
    <meta:editing-duration>PT74640S</meta:editing-duration>
    <meta:document-statistic meta:page-count="1" meta:paragraph-count="6" meta:word-count="518" meta:character-count="3466" meta:row-count="24" meta:non-whitespace-character-count="2954"/>
  </office:meta>
</office:document-meta>
</file>